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Abyssinica SIL" fo:font-size="10pt" fo:font-style="italic" officeooo:rsid="0027c993" officeooo:paragraph-rsid="0027c993" style:font-size-asian="10pt" style:font-style-asian="italic" style:font-size-complex="10pt" style:font-style-complex="italic"/>
    </style:style>
    <style:style style:name="P3" style:family="paragraph" style:parent-style-name="Standard" style:list-style-name="L1">
      <style:text-properties style:font-name="Abyssinica SIL"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 style:list-style-name="L3">
      <style:text-properties style:font-name="Abyssinica SIL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Abyssinica SIL" fo:font-size="10pt" fo:font-style="italic" officeooo:rsid="0028590c" officeooo:paragraph-rsid="0028590c" style:font-size-asian="10pt" style:font-style-asian="italic" style:font-size-complex="10pt" style:font-style-complex="italic"/>
    </style:style>
    <style:style style:name="P6" style:family="paragraph" style:parent-style-name="Standard" style:list-style-name="Numbering_20_123">
      <style:text-properties style:font-name="Abyssinica SIL" fo:font-size="10pt" fo:font-style="italic" officeooo:paragraph-rsid="0028590c" style:font-size-asian="10pt" style:font-style-asian="italic" style:font-size-complex="10pt" style:font-style-complex="italic"/>
    </style:style>
    <style:style style:name="P7" style:family="paragraph" style:parent-style-name="Standard" style:list-style-name="Numbering_20_123">
      <style:text-properties style:font-name="Abyssinica SIL" fo:font-size="10pt" fo:font-style="italic" officeooo:paragraph-rsid="002995ac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Abyssinica SIL" fo:font-size="10pt" fo:font-style="italic" officeooo:paragraph-rsid="0028590c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Abyssinica SIL" fo:font-size="10pt" style:font-size-asian="10pt" style:font-size-complex="10pt"/>
    </style:style>
    <style:style style:name="P10" style:family="paragraph" style:parent-style-name="Standard" style:list-style-name="L1">
      <style:text-properties style:font-name="Abyssinica SIL" fo:font-size="10pt" style:font-size-asian="10pt" style:font-size-complex="10pt"/>
    </style:style>
    <style:style style:name="P11" style:family="paragraph" style:parent-style-name="Standard" style:list-style-name="L1">
      <style:text-properties style:font-name="Abyssinica SIL" fo:font-size="10pt" officeooo:paragraph-rsid="0027c993" style:font-size-asian="10pt" style:font-size-complex="10pt"/>
    </style:style>
    <style:style style:name="P12" style:family="paragraph" style:parent-style-name="Standard">
      <style:text-properties style:font-name="Abyssinica SIL" fo:font-size="10pt" officeooo:rsid="0027c993" officeooo:paragraph-rsid="0027c993" style:font-size-asian="10pt" style:font-size-complex="10pt"/>
    </style:style>
    <style:style style:name="P13" style:family="paragraph" style:parent-style-name="Standard" style:list-style-name="L3">
      <style:text-properties style:font-name="Abyssinica SIL" fo:font-size="10pt" style:font-size-asian="10pt" style:font-size-complex="10pt"/>
    </style:style>
    <style:style style:name="P14" style:family="paragraph" style:parent-style-name="Standard" style:list-style-name="L3">
      <style:text-properties style:font-name="Abyssinica SIL" fo:font-size="10pt" officeooo:paragraph-rsid="0028590c" style:font-size-asian="10pt" style:font-size-complex="10pt"/>
    </style:style>
    <style:style style:name="P15" style:family="paragraph" style:parent-style-name="Standard" style:list-style-name="L3">
      <style:text-properties style:font-name="Abyssinica SIL" fo:font-size="10pt" officeooo:rsid="0028590c" officeooo:paragraph-rsid="0028590c" style:font-size-asian="10pt" style:font-size-complex="10pt"/>
    </style:style>
    <style:style style:name="P16" style:family="paragraph" style:parent-style-name="Standard">
      <style:text-properties style:font-name="Abyssinica SIL" fo:font-size="10pt" officeooo:rsid="0028590c" officeooo:paragraph-rsid="0028590c" style:font-size-asian="10pt" style:font-size-complex="10pt"/>
    </style:style>
    <style:style style:name="P17" style:family="paragraph" style:parent-style-name="Standard" style:list-style-name="L3">
      <style:text-properties style:font-name="Abyssinica SIL" fo:font-size="10pt" fo:background-color="transparent" style:font-size-asian="10pt" style:font-size-complex="10pt"/>
    </style:style>
    <style:style style:name="P18" style:family="paragraph" style:parent-style-name="Standard" style:list-style-name="L3">
      <style:text-properties style:font-name="Abyssinica SIL" fo:font-size="10pt" fo:font-style="normal" officeooo:rsid="0028590c" officeooo:paragraph-rsid="002995ac" style:font-size-asian="10pt" style:font-style-asian="normal" style:font-size-complex="10pt" style:font-style-complex="normal"/>
    </style:style>
    <style:style style:name="P19" style:family="paragraph" style:parent-style-name="Standard" style:list-style-name="L3">
      <style:text-properties style:font-name="Abyssinica SIL" fo:font-size="10pt" fo:font-style="normal" officeooo:rsid="002995ac" officeooo:paragraph-rsid="002995ac" style:font-size-asian="10pt" style:font-style-asian="normal" style:font-size-complex="10pt" style:font-style-complex="normal"/>
    </style:style>
    <style:style style:name="T1" style:family="text">
      <style:text-properties officeooo:rsid="0025a0a9"/>
    </style:style>
    <style:style style:name="T2" style:family="text">
      <style:text-properties fo:font-variant="normal" fo:text-transform="none" fo:color="#202124" fo:letter-spacing="normal" fo:font-style="normal" fo:font-weight="normal" officeooo:rsid="0027c993"/>
    </style:style>
    <style:style style:name="T3" style:family="text">
      <style:text-properties fo:font-variant="normal" fo:text-transform="none" fo:color="#202124" fo:letter-spacing="normal" fo:font-style="normal" fo:font-weight="normal" officeooo:rsid="0028590c"/>
    </style:style>
    <style:style style:name="T4" style:family="text">
      <style:text-properties officeooo:rsid="0027c99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995ac"/>
    </style:style>
    <text:list-style style:name="L1">
      <text:list-level-style-number text:level="1" text:style-name="Numbering_20_Symbols" style:num-suffix="." style:num-format="1">
        <style:list-level-properties text:space-before="0.29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SSING VALUES</text:p>
      <text:p text:style-name="P1"/>
      <text:list xml:id="list1763328704" text:style-name="L1">
        <text:list-item>
          <text:p text:style-name="P3">What is the missing datatype used in pandas?</text:p>
          <text:list>
            <text:list-header>
              <text:p text:style-name="P10">np.nan</text:p>
            </text:list-header>
          </text:list>
          <text:p text:style-name="P10"/>
        </text:list-item>
        <text:list-item>
          <text:p text:style-name="P3">How to replace all occurrences of the value 9999 to missing in pandas?</text:p>
          <text:list>
            <text:list-header>
              <text:p text:style-name="P10"><text:span text:style-name="T1">df = </text:span>df.<text:span text:style-name="T1">replace(9999, np.nan)</text:span></text:p>
            </text:list-header>
          </text:list>
          <text:p text:style-name="P10"/>
        </text:list-item>
        <text:list-item>
          <text:p text:style-name="P11"><text:span text:style-name="T5">How to get the absolute number of missing for each variable in pandas?<text:tab/></text:span></text:p>
          <text:list>
            <text:list-header>
              <text:p text:style-name="P11">df.isna().sum()</text:p>
            </text:list-header>
          </text:list>
          <text:p text:style-name="P10"/>
        </text:list-item>
        <text:list-item>
          <text:p text:style-name="P3">How to get the percentage of missings for each variable in pandas?</text:p>
          <text:list>
            <text:list-header>
              <text:p text:style-name="P10">df.isna.sum() / df.shape[0]</text:p>
            </text:list-header>
          </text:list>
          <text:p text:style-name="P10"/>
        </text:list-item>
        <text:list-item>
          <text:p text:style-name="P3">How to drop rows with missing values?</text:p>
          <text:list>
            <text:list-header>
              <text:p text:style-name="P10"><text:span text:style-name="T4">d</text:span>f = df.notna()</text:p>
              <text:p text:style-name="P10">df.dropna(<text:span text:style-name="T4">axis=0, </text:span>inplace=True)</text:p>
            </text:list-header>
          </text:list>
          <text:p text:style-name="P10"/>
        </text:list-item>
        <text:list-item>
          <text:p text:style-name="P3">How to drop variables with missing values?</text:p>
          <text:list>
            <text:list-header>
              <text:p text:style-name="P10">df.<text:span text:style-name="T4">dropna(axis=1, </text:span>inplace=True<text:span text:style-name="T4">)</text:span></text:p>
            </text:list-header>
          </text:list>
          <text:p text:style-name="P10"/>
        </text:list-item>
        <text:list-item>
          <text:p text:style-name="P3">What is the univariate imputation method in sklearn?</text:p>
          <text:list>
            <text:list-header>
              <text:p text:style-name="P10">A specific value or a mean/median/mode</text:p>
            </text:list-header>
          </text:list>
          <text:p text:style-name="P10"/>
        </text:list-item>
        <text:list-item>
          <text:p text:style-name="P3">What is the multivariate imputation method in sklearn?</text:p>
          <text:list>
            <text:list-header>
              <text:p text:style-name="P10">Based on other features</text:p>
            </text:list-header>
          </text:list>
          <text:p text:style-name="P10"/>
        </text:list-item>
        <text:list-item>
          <text:p text:style-name="P3">What is the best univariate imputation method to categorical variables? (Explain why)</text:p>
          <text:list>
            <text:list-header>
              <text:p text:style-name="P10">constant – if value is missing it adds a missing category. With categorical variables it either is or it isn’t something. We don’t want an average as this would create many more categories</text:p>
              <text:p text:style-name="P10">most frequent </text:p>
            </text:list-header>
          </text:list>
          <text:p text:style-name="P10"/>
        </text:list-item>
        <text:list-item>
          <text:p text:style-name="P3">What is the best univariate imputation method to numerical variables? (Explain why)</text:p>
          <text:list>
            <text:list-header>
              <text:p text:style-name="P10">depends on the variable but mean is probably the best. </text:p>
            </text:list-header>
          </text:list>
        </text:list-item>
      </text:list>
      <text:p text:style-name="P9"/>
      <text:p text:style-name="P12">OUTLIERS</text:p>
      <text:p text:style-name="P9"/>
      <text:list xml:id="list4134228878" text:style-name="L3">
        <text:list-item>
          <text:p text:style-name="P4">What is an outlier?</text:p>
          <text:list>
            <text:list-header>
              <text:p text:style-name="P17"><text:span text:style-name="T2">A convenient definition of an </text:span><text:span text:style-name="T3">o</text:span><text:span text:style-name="T2">utlier </text:span><text:span text:style-name="T3">is </text:span><text:span text:style-name="T2"><text:s/>a point which falls more than 1.5 times the interquartile range above the third quartile or below the first quartile.. </text:span><text:span text:style-name="T3">In laments terms something that doesn’t fit the overall pattern of the data. </text:span></text:p>
            </text:list-header>
          </text:list>
          <text:p text:style-name="P13"><text:span text:style-name="T2"/></text:p>
        </text:list-item>
        <text:list-item>
          <text:p text:style-name="P13">What is a simple method to detect and deal with outliers of a numerical variable</text:p>
          <text:list>
            <text:list-header>
              <text:p text:style-name="P15">EDA and drop data that doesn’t fall into an inlier range. <text:span text:style-name="T6">Or use an estimator:</text:span></text:p>
              <text:p text:style-name="P18"><text:span text:style-name="T6">e</text:span>stimator.fit(X_train) →<text:span text:style-name="T6"> </text:span>estimator.predict(X_test<text:span text:style-name="T6">) → then drop those with a -1 score. </text:span></text:p>
            </text:list-header>
          </text:list>
          <text:p text:style-name="P13"/>
        </text:list-item>
        <text:list-item>
          <text:p text:style-name="P4">What is novelty detection?</text:p>
          <text:list>
            <text:list-header>
              <text:p text:style-name="P15">Detecting whether a new observation is an outlier</text:p>
            </text:list-header>
          </text:list>
          <text:p text:style-name="P13"/>
        </text:list-item>
        <text:list-item>
          <text:p text:style-name="P14"><text:span text:style-name="T5">Name 4 advanced methods of outlier detection in sklearn.</text:span></text:p>
          <text:list>
            <text:list-header>
              <text:p text:style-name="P19">robust covariance | one-class SVM | isolation forest | Local Outlier Factor</text:p>
              <text:p text:style-name="P14"><text:span text:style-name="T5"/></text:p>
            </text:list-header>
          </text:list>
        </text:list-item>
      </text:list>
      <text:p text:style-name="P16">TYPOS</text:p>
      <text:list xml:id="list2535259761" text:style-name="Numbering_20_123">
        <text:list-item>
          <text:p text:style-name="P6">What is a typo?</text:p>
        </text:list-item>
      </text:list>
      <text:p text:style-name="P8"><text:tab/><text:tab/><text:span text:style-name="T6">Where data has been gathered but entered incorrectly </text:span></text:p>
      <text:list xml:id="list143417425133403" text:continue-numbering="true" text:style-name="Numbering_20_123">
        <text:list-header>
          <text:p text:style-name="P6"/>
        </text:list-header>
        <text:list-item>
          <text:p text:style-name="P7">What is a good method of automatically detect typos?</text:p>
          <text:list>
            <text:list-header>
              <text:p text:style-name="P7"><text:bookmark text:name="user-content-practical-case"/><text:span text:style-name="T6">Check unique value counts. Check structure using regex</text:span></text:p>
            </text:list-header>
          </text:list>
          <text:p text:style-name="P7"><text:line-break/></text:p>
        </text:list-item>
      </text:list>
      <text:p text:style-name="P5"><text:soft-page-break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098in" fo:margin-bottom="0.3098in" fo:margin-left="0.1701in" fo:margin-right="0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08:47:08.004441107</meta:creation-date>
    <dc:date>2021-05-04T14:34:16.211226066</dc:date>
    <meta:editing-duration>PT3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337" meta:character-count="2020" meta:non-whitespace-character-count="1726"/>
  </office:meta>
</office:document-meta>
</file>